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639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9.05cm" fo:min-width="0.7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8.8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4.15cm" fo:min-width="0.7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4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3.3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</text:span><text:span text:style-name="T1">plo</text:span><text:span text:style-name="T1">y</text:span></text:p>
          </draw:text-box>
        </draw:frame>
        <draw:custom-shape draw:style-name="gr5" draw:text-style-name="P5" draw:layer="layout" svg:width="1.2cm" svg:height="19.3cm" svg:x="8.029cm" svg:y="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</text:span><text:span text:style-name="T1">u</text:span><text:span text:style-name="T1">l</text:span><text:span text:style-name="T1">l</text:span><text:span text:style-name="T1">u</text:span><text:span text:style-name="T1">p</text:span></text:p>
          </draw:text-box>
        </draw:frame>
        <draw:custom-shape draw:style-name="gr6" draw:text-style-name="P5" draw:layer="layout" svg:width="1.2cm" svg:height="9.3cm" svg:x="9.7cm" svg:y="14.4cm">
          <text:p text:style-name="P4"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</text:span><text:span text:style-name="T1">u</text:span><text:span text:style-name="T1">l</text:span><text:span text:style-name="T1">l</text:span><text:span text:style-name="T1">p</text:span><text:span text:style-name="T1">u</text:span><text:span text:style-name="T1">l</text:span><text:span text:style-name="T1">l</text:span></text:p>
          </draw:text-box>
        </draw:frame>
        <draw:custom-shape draw:style-name="gr8" draw:text-style-name="P5" draw:layer="layout" svg:width="1.2cm" svg:height="19.1cm" svg:x="13.7cm" svg:y="9.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</text:span></text:p>
          </draw:text-box>
        </draw:frame>
        <draw:frame draw:style-name="gr9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10" draw:text-style-name="P10" draw:layer="layout" svg:width="4.8cm" svg:height="0.645cm" svg:x="14.8cm" svg:y="1.2cm">
          <draw:text-box>
            <text:p text:style-name="P9"><text:span text:style-name="T2">Stand: 05.04.2022</text:span></text:p>
          </draw:text-box>
        </draw:frame>
        <draw:custom-shape draw:style-name="gr11" draw:text-style-name="P5" draw:layer="layout" svg:width="1.2cm" svg:height="4.4cm" svg:x="5.329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01cm 8.094cm)">
          <draw:text-box>
            <text:p text:style-name="P2"><text:span text:style-name="T1">backup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3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6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6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6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6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6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6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6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10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6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6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6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6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6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6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9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4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6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6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6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6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6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6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6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6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6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6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6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6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7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6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6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4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6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4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6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4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86cm" svg:y1="15.5cm" svg:x2="9.086cm" svg:y2="15.5cm" draw:end-shape="id41" svg:d="M5386 15500h3700" svg:viewBox="0 0 3701 1">
          <text:p/>
        </draw:connector>
        <draw:connector draw:style-name="gr16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4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cm" svg:y1="11.4cm" svg:x2="9cm" svg:y2="11.4cm" draw:end-shape="id43" svg:d="M5300 11400h3700" svg:viewBox="0 0 3701 1">
          <text:p/>
        </draw:connector>
        <draw:connector draw:style-name="gr16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6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6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6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6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6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deploy task</text:span></text:p>
            <text:p text:style-name="P15"><text:span text:style-name="T4">dependency graph</text:span></text:p>
          </draw:text-box>
        </draw:frame>
        <draw:custom-shape draw:style-name="gr13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1" draw:id="id51" draw:layer="layout" svg:width="3.5cm" svg:height="1.57cm" svg:x="4.592cm" svg:y="13.4cm">
          <text:p text:style-name="P4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4" draw:id="id54" draw:layer="layout" svg:width="3.5cm" svg:height="1.57cm" svg:x="4.6cm" svg:y="23cm">
          <text:p text:style-name="P4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338cm" svg:y1="3.987cm" svg:x2="6.338cm" svg:y2="10cm" draw:end-shape="id50" svg:d="M6338 3987v6013" svg:viewBox="0 0 1 6014">
          <text:p/>
        </draw:connector>
        <draw:connector draw:style-name="gr16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6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6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6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6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4-05T11:03:07.086640639</dc:date>
    <meta:editing-duration>PT20H52M54S</meta:editing-duration>
    <meta:editing-cycles>34</meta:editing-cycles>
    <meta:generator>LibreOffice/6.0.7.3$Linux_X86_64 LibreOffice_project/00m0$Build-3</meta:generator>
    <meta:print-date>2022-03-17T06:31:59.726420549</meta:print-date>
    <meta:document-statistic meta:object-count="194"/>
  </office:meta>
</office:document-meta>
</file>